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Environment.setComponentRoot( File component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getInstall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getComponen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setWorkspaceRoot( File workspace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setStateFile( File sta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setLocalConnector( ComponentMBeanImpl local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getWorkspace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getSta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getLocal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Environment.setInstallRoot( File install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